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Karla" svg:font-family="Karla,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e917" officeooo:paragraph-rsid="001de917"/>
    </style:style>
    <style:style style:name="P2" style:family="paragraph" style:parent-style-name="Standard">
      <style:paragraph-properties fo:text-align="justify" style:justify-single-word="false"/>
      <style:text-properties officeooo:rsid="002010a6" officeooo:paragraph-rsid="002010a6"/>
    </style:style>
    <style:style style:name="P3" style:family="paragraph" style:parent-style-name="Standard">
      <style:paragraph-properties fo:text-align="justify" style:justify-single-word="false"/>
      <style:text-properties officeooo:rsid="002a059f" officeooo:paragraph-rsid="002a059f"/>
    </style:style>
    <style:style style:name="P4" style:family="paragraph" style:parent-style-name="Standard">
      <style:paragraph-properties fo:text-align="justify" style:justify-single-word="false"/>
      <style:text-properties fo:font-size="18pt" fo:font-weight="bold" officeooo:rsid="002a059f" officeooo:paragraph-rsid="002a059f"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weight="bold" officeooo:rsid="002010a6" officeooo:paragraph-rsid="002010a6" style:font-weight-asian="bold" style:font-weight-complex="bold"/>
    </style:style>
    <style:style style:name="P6" style:family="paragraph" style:parent-style-name="Standard">
      <style:paragraph-properties fo:text-align="justify" style:justify-single-word="false"/>
      <style:text-properties officeooo:paragraph-rsid="001cfd9a"/>
    </style:style>
    <style:style style:name="P7" style:family="paragraph" style:parent-style-name="Standard">
      <style:paragraph-properties fo:text-align="justify" style:justify-single-word="false"/>
      <style:text-properties officeooo:paragraph-rsid="002a059f"/>
    </style:style>
    <style:style style:name="P8" style:family="paragraph" style:parent-style-name="Standard">
      <style:paragraph-properties fo:text-align="justify" style:justify-single-word="false"/>
      <style:text-properties officeooo:paragraph-rsid="001de917"/>
    </style:style>
    <style:style style:name="P9" style:family="paragraph" style:parent-style-name="Standard">
      <style:paragraph-properties fo:text-align="justify" style:justify-single-word="false"/>
      <style:text-properties fo:font-size="14pt" fo:font-weight="normal" officeooo:rsid="002a059f" officeooo:paragraph-rsid="0032bcd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bold" officeooo:rsid="002a059f" officeooo:paragraph-rsid="0032bcd1" style:font-size-asian="14pt" style:font-weight-asian="bold" style:font-size-complex="14pt" style:font-weight-complex="bold"/>
    </style:style>
    <style:style style:name="P11" style:family="paragraph" style:parent-style-name="Text_20_body">
      <style:paragraph-properties fo:text-align="justify" style:justify-single-word="false"/>
      <style:text-properties fo:font-weight="bold" officeooo:rsid="00215a41" officeooo:paragraph-rsid="00215a41" style:font-weight-asian="bold" style:font-weight-complex="bold"/>
    </style:style>
    <style:style style:name="P12" style:family="paragraph" style:parent-style-name="Text_20_body">
      <style:paragraph-properties fo:text-align="justify" style:justify-single-word="false"/>
      <style:text-properties fo:font-weight="bold" officeooo:rsid="0023d43a" officeooo:paragraph-rsid="0023d43a" style:font-weight-asian="bold" style:font-weight-complex="bold"/>
    </style:style>
    <style:style style:name="P13" style:family="paragraph" style:parent-style-name="Text_20_body">
      <style:paragraph-properties fo:text-align="justify" style:justify-single-word="false"/>
      <style:text-properties officeooo:paragraph-rsid="0022bbac"/>
    </style:style>
    <style:style style:name="P14" style:family="paragraph" style:parent-style-name="Text_20_body">
      <style:paragraph-properties fo:margin-top="0cm" fo:margin-bottom="0cm" loext:contextual-spacing="false" fo:text-align="justify" style:justify-single-word="false"/>
      <style:text-properties officeooo:rsid="0023d43a" officeooo:paragraph-rsid="0023d43a"/>
    </style:style>
    <style:style style:name="P15" style:family="paragraph" style:parent-style-name="Text_20_body">
      <style:paragraph-properties fo:margin-top="0cm" fo:margin-bottom="0cm" loext:contextual-spacing="false" fo:text-align="justify" style:justify-single-word="false"/>
      <style:text-properties officeooo:rsid="0023d43a" officeooo:paragraph-rsid="002d089a"/>
    </style:style>
    <style:style style:name="P16" style:family="paragraph" style:parent-style-name="Text_20_body">
      <style:paragraph-properties fo:margin-top="0cm" fo:margin-bottom="0cm" loext:contextual-spacing="false" fo:text-align="justify" style:justify-single-word="false"/>
      <style:text-properties officeooo:rsid="00276946" officeooo:paragraph-rsid="002d832f"/>
    </style:style>
    <style:style style:name="P17" style:family="paragraph" style:parent-style-name="Text_20_body">
      <style:paragraph-properties fo:margin-top="0cm" fo:margin-bottom="0cm" loext:contextual-spacing="false" fo:text-align="justify" style:justify-single-word="false"/>
      <style:text-properties officeooo:rsid="00276946" officeooo:paragraph-rsid="0024d00b"/>
    </style:style>
    <style:style style:name="P18" style:family="paragraph" style:parent-style-name="Text_20_body">
      <style:paragraph-properties fo:margin-top="0cm" fo:margin-bottom="0cm" loext:contextual-spacing="false" fo:text-align="justify" style:justify-single-word="false"/>
      <style:text-properties fo:font-weight="bold" officeooo:rsid="0024b48a" officeooo:paragraph-rsid="0024b48a" style:font-weight-asian="bold" style:font-weight-complex="bold"/>
    </style:style>
    <style:style style:name="P19"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officeooo:rsid="0024b48a" officeooo:paragraph-rsid="0024b48a"/>
    </style:style>
    <style:style style:name="P20"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officeooo:rsid="0024d00b" officeooo:paragraph-rsid="0024d00b"/>
    </style:style>
    <style:style style:name="P21"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normal" officeooo:paragraph-rsid="0024d00b" style:font-weight-asian="normal" style:font-weight-complex="normal"/>
    </style:style>
    <style:style style:name="P22" style:family="paragraph" style:parent-style-name="Text_20_body">
      <style:paragraph-properties fo:margin-top="0cm" fo:margin-bottom="0cm" loext:contextual-spacing="false" fo:text-align="justify" style:justify-single-word="false"/>
      <style:text-properties officeooo:paragraph-rsid="0023d43a"/>
    </style:style>
    <style:style style:name="P23" style:family="paragraph" style:parent-style-name="Text_20_body">
      <style:paragraph-properties fo:margin-top="0cm" fo:margin-bottom="0cm" loext:contextual-spacing="false" fo:text-align="justify" style:justify-single-word="false"/>
      <style:text-properties officeooo:paragraph-rsid="0024b48a"/>
    </style:style>
    <style:style style:name="P24" style:family="paragraph" style:parent-style-name="Text_20_body">
      <style:paragraph-properties fo:margin-top="0cm" fo:margin-bottom="0cm" loext:contextual-spacing="false" fo:text-align="justify" style:justify-single-word="false"/>
      <style:text-properties officeooo:paragraph-rsid="002d089a"/>
    </style:style>
    <style:style style:name="P25" style:family="paragraph" style:parent-style-name="Text_20_body">
      <style:paragraph-properties fo:margin-top="0cm" fo:margin-bottom="0cm" loext:contextual-spacing="false" fo:text-align="justify" style:justify-single-word="false"/>
      <style:text-properties officeooo:paragraph-rsid="002d832f"/>
    </style:style>
    <style:style style:name="P26" style:family="paragraph" style:parent-style-name="Text_20_body">
      <style:paragraph-properties fo:margin-top="0cm" fo:margin-bottom="0cm" loext:contextual-spacing="false" fo:text-align="justify" style:justify-single-word="false"/>
      <style:text-properties officeooo:paragraph-rsid="0024d00b"/>
    </style:style>
    <style:style style:name="P27" style:family="paragraph" style:parent-style-name="Text_20_body">
      <style:paragraph-properties fo:margin-top="0cm" fo:margin-bottom="0cm" loext:contextual-spacing="false" fo:text-align="justify" style:justify-single-word="false"/>
      <style:text-properties officeooo:paragraph-rsid="00276946"/>
    </style:style>
    <style:style style:name="P28" style:family="paragraph" style:parent-style-name="Text_20_body">
      <style:paragraph-properties fo:margin-top="0cm" fo:margin-bottom="0cm" loext:contextual-spacing="false" fo:text-align="justify" style:justify-single-word="false"/>
      <style:text-properties officeooo:paragraph-rsid="00307ad3"/>
    </style:style>
    <style:style style:name="P29" style:family="paragraph" style:parent-style-name="Text_20_body">
      <style:paragraph-properties fo:margin-top="0cm" fo:margin-bottom="0cm" loext:contextual-spacing="false" fo:text-align="justify" style:justify-single-word="false"/>
      <style:text-properties officeooo:rsid="002f0f34" officeooo:paragraph-rsid="002f0f34"/>
    </style:style>
    <style:style style:name="T1" style:family="text">
      <style:text-properties officeooo:rsid="001cfd9a"/>
    </style:style>
    <style:style style:name="T2" style:family="text">
      <style:text-properties officeooo:rsid="001d25fc"/>
    </style:style>
    <style:style style:name="T3" style:family="text">
      <style:text-properties officeooo:rsid="001de917"/>
    </style:style>
    <style:style style:name="T4" style:family="text">
      <style:text-properties officeooo:rsid="001fcc23"/>
    </style:style>
    <style:style style:name="T5" style:family="text">
      <style:text-properties officeooo:rsid="00215a41"/>
    </style:style>
    <style:style style:name="T6" style:family="text">
      <style:text-properties officeooo:rsid="0022bbac"/>
    </style:style>
    <style:style style:name="T7" style:family="text">
      <style:text-properties officeooo:rsid="0023d43a"/>
    </style:style>
    <style:style style:name="T8" style:family="text">
      <style:text-properties officeooo:rsid="0024b48a"/>
    </style:style>
    <style:style style:name="T9" style:family="text">
      <style:text-properties officeooo:rsid="0024d00b"/>
    </style:style>
    <style:style style:name="T10" style:family="text">
      <style:text-properties officeooo:rsid="00261642"/>
    </style:style>
    <style:style style:name="T11" style:family="text">
      <style:text-properties officeooo:rsid="00269b86"/>
    </style:style>
    <style:style style:name="T12" style:family="text">
      <style:text-properties officeooo:rsid="00276946"/>
    </style:style>
    <style:style style:name="T13" style:family="text">
      <style:text-properties officeooo:rsid="002812ef"/>
    </style:style>
    <style:style style:name="T14" style:family="text">
      <style:text-properties officeooo:rsid="002a059f"/>
    </style:style>
    <style:style style:name="T15" style:family="text">
      <style:text-properties officeooo:rsid="002d089a"/>
    </style:style>
    <style:style style:name="T16" style:family="text">
      <style:text-properties officeooo:rsid="002d832f"/>
    </style:style>
    <style:style style:name="T17" style:family="text">
      <style:text-properties officeooo:rsid="002f0f34"/>
    </style:style>
    <style:style style:name="T18" style:family="text">
      <style:text-properties officeooo:rsid="0032bcd1"/>
    </style:style>
    <style:style style:name="T19" style:family="text">
      <style:text-properties officeooo:rsid="00339686"/>
    </style:style>
    <style:style style:name="T20" style:family="text">
      <style:text-properties officeooo:rsid="00350bd5"/>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ojciech Moszczyński</text:p>
      <text:p text:style-name="P10"/>
      <text:p text:style-name="P4">Jak rekrutować najlepszych pracowników?</text:p>
      <text:p text:style-name="P3"/>
      <text:p text:style-name="P6"/>
      <text:p text:style-name="P7"><text:span text:style-name="T1"><text:tab/>Jednym z najważniejszych ograniczeń rozwoju firm jest brak odpowiednich </text:span><text:span text:style-name="T14">kadr</text:span><text:span text:style-name="T1">, a właściwie trudność w ich pozyskaniu na rynku pracy. Polska gospodarka obecnie wchodzi na poziom, w którym przestają być istotne ograniczenia kapitałow</text:span><text:span text:style-name="T18">e,</text:span><text:span text:style-name="T1"> a problemem staje się brak kapitału ludzkiego. Częściowym remedium na problemy demograficzne naszego kraju jest masowa emigracja </text:span><text:span text:style-name="T14">zarobkowa</text:span><text:span text:style-name="T1"> </text:span><text:span text:style-name="T18">ze wschodu</text:span><text:span text:style-name="T1">. Nie można jednak liczyć na migrantów, kiedy firma potrzebuje inżynierów, księgowych czy </text:span><text:span text:style-name="T14">doświadczonych </text:span><text:span text:style-name="T1">logistyków. </text:span><text:span text:style-name="T14">Od lat p</text:span><text:span text:style-name="T1">rzedsiębiorstwa konkur</text:span><text:span text:style-name="T14">ują</text:span><text:span text:style-name="T1"> o </text:span><text:span text:style-name="T14">najlepszych </text:span><text:span text:style-name="T1">pracowników, </text:span><text:span text:style-name="T14">a zjawisko to tylko przybiera na </text:span><text:span text:style-name="T19">sile</text:span><text:span text:style-name="T1">. </text:span><text:span text:style-name="T14">S</text:span><text:span text:style-name="T1">tarają się znaleźć i zatrudnić osoby, które będą motorem dalszego rozwoju ich firm. </text:span><text:span text:style-name="T14">C</text:span><text:span text:style-name="T1">i, którzy dzisiaj nauczą się pozyskiwać </text:span><text:span text:style-name="T2">i zatrzymywać u siebie </text:span><text:span text:style-name="T1">najlepszych pracowników, jutro </text:span><text:span text:style-name="T2">osiągną przewagę konkurencyjną i zapewnią długotrwały rozwój swoim przedsiębiorstwom.</text:span></text:p>
      <text:p text:style-name="P6"/>
      <text:p text:style-name="P8"><text:span text:style-name="T3">Wraz z rozwojem gospodarczym oraz poprawą zamożności mieszkańców naszego kraju finansowe warunki zatrudnienia stopniowo zacz</text:span><text:span text:style-name="T14">ęły</text:span><text:span text:style-name="T3"> ustępować takim uwarunkowaniom jak atmosfera i stabilność pracy, możliwości rozwoju oraz zadowolenie z pracy. <text:s text:c="3"/></text:span></text:p>
      <text:p text:style-name="P8"/>
      <text:p text:style-name="P5">Obietnica spełnienia potrzeb</text:p>
      <text:p text:style-name="P2"/>
      <text:p text:style-name="P7"><text:span text:style-name="T3"><text:tab/>Nie </text:span><text:span text:style-name="T19">ulega</text:span><text:span text:style-name="T3"> wątpliwości, że </text:span><text:span text:style-name="T19">aby</text:span><text:span text:style-name="T3"> namówić do zatrudnienia wartościowego pracownika sam</text:span><text:span text:style-name="T19">a</text:span><text:span text:style-name="T3"> atrakcyjn</text:span><text:span text:style-name="T14">a</text:span><text:span text:style-name="T3"> </text:span><text:span text:style-name="T14">pensja</text:span><text:span text:style-name="T3"> już nie wystarcz</text:span><text:span text:style-name="T19">y</text:span><text:span text:style-name="T3">. Istnieje wiele czynników, które mogą motywować pracowników do pozostania lub odejścia z pracy. </text:span><text:span text:style-name="T14">J</text:span><text:span text:style-name="T3">ednak kluczow</text:span><text:span text:style-name="T14">ą potrzebą</text:span><text:span text:style-name="T3"> </text:span><text:span text:style-name="T14">ludzi </text:span><text:span text:style-name="T3">wydaje się satysfakcja z pracy. Istnieje wiele powodów, dla których pracownik odczuwa zadowolenie z pracy. Kluczowym dla rozwoju firm jest poznanie prawdziwych motywacji do pracy. Dla niektórych będą to możliwość rozwoju własnych kompetencji, dla innych możliwość podróżowania i korzystania z luksusowych hoteli. Aby przyciągnąć najlepszych, musimy </text:span><text:span text:style-name="T4">zaproponować im to, o czym ma</text:span><text:span text:style-name="T19">rz</text:span><text:span text:style-name="T4">ą </text:span><text:span text:style-name="T14">i </text:span><text:span text:style-name="T4">czego pragną.</text:span><text:span text:style-name="T3"> </text:span><text:span text:style-name="T4">Poznanie potrzeb kandydatów oraz obietnica spełnienia tych potrzeb wydaje się być najważniejszym czynnikiem decydującym o sukcesie lub porażce procesu rekrutacyjnego.</text:span><text:span text:style-name="T3"> </text:span></text:p>
      <text:p text:style-name="P1"/>
      <text:p text:style-name="P11">Wynagrodzenie nie jest najważniejsze</text:p>
      <text:p text:style-name="P13"><text:span text:style-name="T5"><text:tab/></text:span><text:span text:style-name="T19">Bez wątpienia</text:span><text:span text:style-name="T5"> wynagrodzenie jest głównym czynnikiem decydującym o podjęciu pracy. Pracujemy dla pieniędzy, nikt jednak nie chciałby pracować „za żadne pieniądze” z nieobliczalnym, wybuchowym szefem lub godzinami bezproduktywnie męczyć się ze skomplikowanymi procedurami. Uczciwe wynagrodzenie jest ważne, ponieważ stabilizuje </text:span><text:span text:style-name="T14">stosunek pracy</text:span><text:span text:style-name="T5">. Pracownicy nie </text:span><text:span text:style-name="T14">powinni</text:span><text:span text:style-name="T5"> narzekać na swoje wynagrodzenia. Nie powinni oni szukać innego miejsca pracy z powodu </text:span><text:span text:style-name="T14">obecnych, </text:span><text:span text:style-name="T5">niskich płac. Dla firmy </text:span><text:span text:style-name="T14">eko</text:span><text:span text:style-name="T15">no</text:span><text:span text:style-name="T14">micznie korzystniejsze jest</text:span><text:span text:style-name="T5"> </text:span><text:span text:style-name="T14">u</text:span><text:span text:style-name="T5">trzymywani</text:span><text:span text:style-name="T14">e </text:span><text:span text:style-name="T5">wysokich pensji </text:span><text:span text:style-name="T14">niż </text:span><text:span text:style-name="T5">zjawisko wysokiej rotacji pracowników. </text:span><text:span text:style-name="T6">Wynagrodzenie nie jest i nie powinno być głównym czynnikiem motywującym do pracy. </text:span><text:span text:style-name="T15">K</text:span><text:span text:style-name="T6">iedy wysokość wynagrodzenia będzie podstawowym czynnikiem </text:span><text:span text:style-name="T15">motywującym</text:span><text:span text:style-name="T6">, pracownicy bez wahania odejdą z pracy, kiedy otrzymają <text:s/>lepszą ofertę.</text:span><text:span text:style-name="T5"> </text:span><text:span text:style-name="T6"><text:s/></text:span><text:span text:style-name="T19">P</text:span><text:span text:style-name="T6">oza odpowiednim wynagrodzeniem należy dać pracownikom coś więcej.</text:span><text:span text:style-name="T5"> <text:s text:c="5"/></text:span></text:p>
      <text:p text:style-name="P12">Identyfikacja potrzeb</text:p>
      <text:p text:style-name="P22"><text:span text:style-name="T7"><text:tab/> </text:span><text:span text:style-name="T19">Nasuwa się</text:span><text:span text:style-name="T7"> pytanie, dlaczego <text:s/>pracownicy wciąż pracują, mimo że ich pensje nie są najwyższe w branży. Niektórzy pracują już tak długo, że nie wyobrażają sobie życia poza firmą. Inni podświadomie czują, że odejście byłoby rodzajem zdrady wobec kolegów. Są tacy, którzy lubią swoją pracę, ponieważ dostali komfortowy samochód i wol</text:span><text:span text:style-name="T19">n</text:span><text:span text:style-name="T7">ą rękę w pozyskiwaniu klientów dla </text:span><text:soft-page-break/><text:span text:style-name="T7">swojej firmy. Jedni pracują czekając na awans, innych cieszy możliwość samorozwoju, zdobywania nowych doświadczeń i cennych kwalifikacji. </text:span></text:p>
      <text:p text:style-name="P22"/>
      <text:p text:style-name="P14"/>
      <text:p text:style-name="P18">Jak skutecznie rekrutować najlepszych?</text:p>
      <text:p text:style-name="P23"/>
      <text:p text:style-name="P24"><text:span text:style-name="T7">Chociaż każdy jest inny, istnieją pewne wspólne potrzeby, któ</text:span><text:span text:style-name="T19">re</text:span><text:span text:style-name="T8"> należy </text:span><text:span text:style-name="T15">spełnić,</text:span><text:span text:style-name="T7"> aby przyciągnąć i utrzymać najlepszych. </text:span></text:p>
      <text:p text:style-name="P15"/>
      <text:p text:style-name="P19">Bezpieczeństwo</text:p>
      <text:p text:style-name="P23"><text:span text:style-name="T8">Najważniejszą potrzebą każdego człowieka jest bezpieczeństwo. Kandydaci z łatwością mogą znaleźć w internecie wpisy </text:span><text:span text:style-name="T16">o</text:span><text:span text:style-name="T8"> negatywnej atmosferze w pracy, nadgodzinach, napiętych harmonogramach i spektakularnych odejściach. Ogłoszenia o prac</text:span><text:span text:style-name="T19">ę</text:span><text:span text:style-name="T8"> na konkretne stanowiska utrzymujące się miesiącami też dają do myślenia. Niekorzystne sygnały mogą </text:span><text:span text:style-name="T16">też </text:span><text:span text:style-name="T8">płynąć bezpośrednio od pracodawców. Jeżeli </text:span><text:span text:style-name="T16">pracodawca proponuje</text:span><text:span text:style-name="T8"> kandydatowi okres próbny, niejasny czas trwania umowy lub nieczytelne zasady premiowania, wprowadza kandydata w stan niepewności. <text:s text:c="2"/></text:span></text:p>
      <text:p text:style-name="P23"><text:span text:style-name="T8"><text:s/></text:span></text:p>
      <text:p text:style-name="P20">Zaspokojenie potrzeb</text:p>
      <text:p text:style-name="P25"><text:span text:style-name="T9">Jak wspomnieliśmy wyżej, kluczowym czynnikiem sukcesu jest identyfikacja potrzeb pracownika. Jeżeli ten proces będzie wadliwy, nie trafimy w uczucia kandydata. </text:span><text:span text:style-name="T10">Zaspokojenie potrzeb w odniesieni</text:span><text:span text:style-name="T20">u</text:span><text:span text:style-name="T10"> do prostych zawodów nie wydaje się skomplikowane. Najczęściej poza godnym wynagrodzeniem chodzi o zapewnienie szacunku i stałości zatrudnienia, godnych warunków pracy i dodatkowych, okresowych gratyfikacji.</text:span></text:p>
      <text:p text:style-name="P25"><text:span text:style-name="T10">Wraz ze wzrostem kwalifikacji wzrasta poziom złożoności potrzeb. </text:span><text:span text:style-name="T11">W tym przypadku potrzeba bezpieczeństwa i szacunku jest warunkiem koniecznym i oczywistym. Należy przede wszystkim przekazać kandydatowi atrakcyjną i wiarygodną </text:span><text:span text:style-name="T16">ofertę</text:span><text:span text:style-name="T11">. Aby nasza </text:span><text:span text:style-name="T20">propozycja</text:span><text:span text:style-name="T11"> była wiarygodna, trzeba wybiec w przyszłość, </text:span><text:span text:style-name="T20">w</text:span><text:span text:style-name="T11">yjść poza obecną sytuację i pokazać plany rozwojowe, które będą również związane z rozwojem osobistym kandydata, awansem, rozwojem kompetencji oraz </text:span><text:span text:style-name="T16">poprawą</text:span><text:span text:style-name="T11"> poziomu życia. Dla wielu ludzi najważniejsza jest wolność i swoboda w realizacji zadań. Rozwój technologiczny pozwala na pracę zdalną, na elastyczny czas pracy oraz swobodę doboru narzędzi i metod. Taki</text:span><text:span text:style-name="T20">e</text:span><text:span text:style-name="T11"> możliwości należy wyraźnie przedstawić, ponieważ właśnie ten typ potrzeb tego wymaga. Czasem kandydat ma </text:span><text:span text:style-name="T12">tajne potrzeby, których wstydzi się ujawnić. Może to być potrzeba komfortu, możliwość podjęcia innej dodatkowej pracy lub łatwy dojazd do pracy. Potrzeby te mogą wynikać z szeregu uświadomionych lub nieuświadomionych deficytów lub zaburzeń.</text:span></text:p>
      <text:p text:style-name="P16">W tym wypadku rekruterzy powinni działać bardzo delikatnie, aby w jakiś sposób podtrzymywać nadzieje kandydatów.</text:p>
      <text:p text:style-name="P26"/>
      <text:p text:style-name="P21"><text:span text:style-name="T9">Uciążliwość procesu rekrutacyjny</text:span></text:p>
      <text:p text:style-name="P26"><text:span text:style-name="T9">Wbrew pozorom bardzo ważnym czynnikiem dla kandydatów jest poziom pracochłonności rekrutacji. Z punktu widzenia kandydatów rekrutacja jest swego rodzaju grą, obarczoną prawdopodobieństwem sukcesu lub porażki. Nie każdy chce inwestować czas i wysiłki w przedsięwzięcie, które </text:span><text:span text:style-name="T20">być</text:span><text:span text:style-name="T9"> może lub prawie na pewno zakończy się porażką. </text:span></text:p>
      <text:p text:style-name="P29"><text:span text:style-name="T9">Z drugiej strony </text:span>testy to również informacja dla kandydata, że mu nie ufamy, nie ufamy jego kwalifikacj<text:span text:style-name="T20">om</text:span>. Jak wiadomo nieufność rodzi nieufność. </text:p>
      <text:p text:style-name="P26"><text:soft-page-break/><text:span text:style-name="T17">K</text:span><text:span text:style-name="T9">andydaci widząc uciążliwy proces rekrutacji instynktownie przewidują, że podobnie uciążliwa i biurokratyczna może być praca w przyszłej firmie.</text:span></text:p>
      <text:p text:style-name="P17"/>
      <text:p text:style-name="P27"><text:span text:style-name="T12">Wraz z rozwojem technologicznym oraz dynamiką gospodarki, znacznie wzrosło znaczenie pracowników kluczowych, ekspertów będących swego rodzaju motorami rozwoju firmy.</text:span></text:p>
      <text:p text:style-name="P27"><text:span text:style-name="T12">Od jakości </text:span><text:span text:style-name="T13">rekrutowanych</text:span><text:span text:style-name="T12"> pracowników oraz trwałości ich zatrudnienia zależy więc </text:span><text:span text:style-name="T13">przyszły sukces przedsiębiorstw. </text:span><text:span text:style-name="T12">Efektywność procesu rekrutacji staje się więc jednym z najważniejszych czynników </text:span><text:span text:style-name="T16">decydującym o </text:span><text:span text:style-name="T12">przyszł</text:span><text:span text:style-name="T16">ym</text:span><text:span text:style-name="T12"> rozwoju. <text:s/></text:span></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Karla" svg:font-family="Karla,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06:21:53.032921323</meta:creation-date>
    <dc:date>2021-10-28T09:53:03.556238874</dc:date>
    <meta:editing-duration>PT1H9M11S</meta:editing-duration>
    <meta:editing-cycles>13</meta:editing-cycles>
    <meta:generator>LibreOffice/6.4.7.2$Linux_X86_64 LibreOffice_project/40$Build-2</meta:generator>
    <meta:document-statistic meta:table-count="0" meta:image-count="0" meta:object-count="0" meta:page-count="3" meta:paragraph-count="25" meta:word-count="870" meta:character-count="6747" meta:non-whitespace-character-count="5872"/>
  </office:meta>
</office:document-meta>
</file>